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6.161cm" fo:margin-left="-0.079cm" table:align="left" style:writing-mode="lr-tb"/>
    </style:style>
    <style:style style:name="Tableau1.A" style:family="table-column">
      <style:table-column-properties style:column-width="0.556cm"/>
    </style:style>
    <style:style style:name="Tableau1.B" style:family="table-column">
      <style:table-column-properties style:column-width="7.489cm"/>
    </style:style>
    <style:style style:name="Tableau1.C" style:family="table-column">
      <style:table-column-properties style:column-width="6.477cm"/>
    </style:style>
    <style:style style:name="Tableau1.D" style:family="table-column">
      <style:table-column-properties style:column-width="1.639cm"/>
    </style:style>
    <style:style style:name="Tableau1.1" style:family="table-row">
      <style:table-row-properties fo:keep-together="auto"/>
    </style:style>
    <style:style style:name="Tableau1.A1" style:family="table-cell">
      <style:table-cell-properties style:vertical-align="middle" fo:padding="0.026cm" fo:border="none"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style:snap-to-layout-grid="false"/>
      <style:text-properties fo:font-size="10pt" style:font-size-asian="10pt" style:font-size-complex="10pt"/>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style:snap-to-layout-grid="false"/>
    </style:style>
    <style:style style:name="P5" style:family="paragraph" style:parent-style-name="Standard">
      <style:text-properties officeooo:rsid="00040ed3" officeooo:paragraph-rsid="00040ed3"/>
    </style:style>
    <style:style style:name="P6" style:family="paragraph" style:parent-style-name="Standard">
      <style:text-properties officeooo:rsid="0005e313" officeooo:paragraph-rsid="0005e313"/>
    </style:style>
    <style:style style:name="P7" style:family="paragraph" style:parent-style-name="Standard">
      <style:text-properties officeooo:rsid="0005e313" officeooo:paragraph-rsid="00069f51"/>
    </style:style>
    <style:style style:name="P8" style:family="paragraph" style:parent-style-name="Standard">
      <style:text-properties officeooo:rsid="0005e313" officeooo:paragraph-rsid="00074148"/>
    </style:style>
    <style:style style:name="P9" style:family="paragraph" style:parent-style-name="Standard">
      <style:text-properties officeooo:rsid="0005e313" officeooo:paragraph-rsid="00078ab9"/>
    </style:style>
    <style:style style:name="P10" style:family="paragraph" style:parent-style-name="Standard">
      <style:text-properties officeooo:rsid="0005e313" officeooo:paragraph-rsid="000962df"/>
    </style:style>
    <style:style style:name="P11" style:family="paragraph" style:parent-style-name="Standard">
      <style:text-properties officeooo:rsid="00069f51" officeooo:paragraph-rsid="00069f51"/>
    </style:style>
    <style:style style:name="P12" style:family="paragraph" style:parent-style-name="Standard">
      <style:text-properties officeooo:rsid="00074148" officeooo:paragraph-rsid="00074148"/>
    </style:style>
    <style:style style:name="P13" style:family="paragraph" style:parent-style-name="Standard">
      <style:text-properties officeooo:rsid="00074148" officeooo:paragraph-rsid="00078ab9"/>
    </style:style>
    <style:style style:name="P14" style:family="paragraph" style:parent-style-name="Standard">
      <style:text-properties officeooo:rsid="00078ab9" officeooo:paragraph-rsid="00078ab9"/>
    </style:style>
    <style:style style:name="P15" style:family="paragraph" style:parent-style-name="Standard">
      <style:text-properties officeooo:rsid="000962df" officeooo:paragraph-rsid="000962df"/>
    </style:style>
    <style:style style:name="P16" style:family="paragraph" style:parent-style-name="Standard">
      <style:text-properties officeooo:paragraph-rsid="000962df"/>
    </style:style>
    <style:style style:name="P17" style:family="paragraph" style:parent-style-name="Heading_20_2" style:master-page-name="Standard">
      <style:paragraph-properties fo:margin-top="0cm" fo:margin-bottom="0.494cm" style:contextual-spacing="false" style:page-number="auto"/>
    </style:style>
    <style:style style:name="T1" style:family="text">
      <style:text-properties fo:font-style="italic" style:font-style-asian="italic" style:font-style-complex="italic"/>
    </style:style>
    <style:style style:name="T2" style:family="text">
      <style:text-properties officeooo:rsid="00040ed3"/>
    </style:style>
    <style:style style:name="T3" style:family="text">
      <style:text-properties officeooo:rsid="0005e313"/>
    </style:style>
    <style:style style:name="T4" style:family="text">
      <style:text-properties officeooo:rsid="00069f51"/>
    </style:style>
    <style:style style:name="T5" style:family="text">
      <style:text-properties officeooo:rsid="00074148"/>
    </style:style>
    <style:style style:name="T6" style:family="text">
      <style:text-properties officeooo:rsid="00078ab9"/>
    </style:style>
    <style:style style:name="T7" style:family="text">
      <style:text-properties officeooo:rsid="000962d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2"><text:span text:style-name="mw-headline">Contraintes</text:span></text:h>
      <text:p text:style-name="Normal_20__28_Web_29_">Les contraintes de la e-poignée USB sont réunies dans le tableau ci-dessous. La colonne <text:span text:style-name="T1">Résultat</text:span> sera renseignée au moment de l'évaluation. </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4" office:value-type="string">
            <text:p text:style-name="P1">Contraintes </text:p>
          </table:table-cell>
          <table:covered-table-cell/>
          <table:covered-table-cell/>
          <table:covered-table-cell/>
        </table:table-row>
        <table:table-row table:style-name="Tableau1.1">
          <table:table-cell table:style-name="Tableau1.A1" office:value-type="string">
            <text:p text:style-name="P2"/>
          </table:table-cell>
          <table:table-cell table:style-name="Tableau1.A1" office:value-type="string">
            <text:p text:style-name="P3">Contrainte </text:p>
          </table:table-cell>
          <table:table-cell table:style-name="Tableau1.A1" office:value-type="string">
            <text:p text:style-name="P3">Observation </text:p>
          </table:table-cell>
          <table:table-cell table:style-name="Tableau1.A1" office:value-type="string">
            <text:p text:style-name="P3">Résultat </text:p>
          </table:table-cell>
        </table:table-row>
        <table:table-row table:style-name="Tableau1.1">
          <table:table-cell table:style-name="Tableau1.A1" office:value-type="string">
            <text:p text:style-name="P3">0 </text:p>
          </table:table-cell>
          <table:table-cell table:style-name="Tableau1.A1" office:value-type="string">
            <text:p text:style-name="Standard">Montage/démontage sur le couvercle </text:p>
          </table:table-cell>
          <table:table-cell table:style-name="Tableau1.A1" office:value-type="string">
            <text:p text:style-name="Standard">Simplicité </text:p>
          </table:table-cell>
          <table:table-cell table:style-name="Tableau1.A1" office:value-type="string">
            <text:p text:style-name="P4"/>
          </table:table-cell>
        </table:table-row>
        <table:table-row table:style-name="Tableau1.1">
          <table:table-cell table:style-name="Tableau1.A1" office:value-type="string">
            <text:p text:style-name="P3">1 </text:p>
          </table:table-cell>
          <table:table-cell table:style-name="Tableau1.A1" office:value-type="string">
            <text:p text:style-name="Standard">Fixation M5 sur le couvercle </text:p>
          </table:table-cell>
          <table:table-cell table:style-name="Tableau1.A1" office:value-type="string">
            <text:p text:style-name="Standard">Usage sur tout type de couvercle avec poignée démontable </text:p>
          </table:table-cell>
          <table:table-cell table:style-name="Tableau1.A1" office:value-type="string">
            <text:p text:style-name="P4"/>
          </table:table-cell>
        </table:table-row>
        <table:table-row table:style-name="Tableau1.1">
          <table:table-cell table:style-name="Tableau1.A1" office:value-type="string">
            <text:p text:style-name="P3">2 </text:p>
          </table:table-cell>
          <table:table-cell table:style-name="Tableau1.A1" office:value-type="string">
            <text:p text:style-name="Standard">Application du thermocouple sur le couvercle </text:p>
          </table:table-cell>
          <table:table-cell table:style-name="Tableau1.A1" office:value-type="string">
            <text:p text:style-name="Standard">Contact intime et fiable </text:p>
          </table:table-cell>
          <table:table-cell table:style-name="Tableau1.A1" office:value-type="string">
            <text:p text:style-name="P4"/>
          </table:table-cell>
        </table:table-row>
        <table:table-row table:style-name="Tableau1.1">
          <table:table-cell table:style-name="Tableau1.A1" office:value-type="string">
            <text:p text:style-name="P3">3 </text:p>
          </table:table-cell>
          <table:table-cell table:style-name="Tableau1.A1" office:value-type="string">
            <text:p text:style-name="Standard">Fixation du circuit imprimé </text:p>
          </table:table-cell>
          <table:table-cell table:style-name="Tableau1.A1" office:value-type="string">
            <text:p text:style-name="P1"><text:a xlink:type="simple" xlink:href="http://www.phidgets.com/documentation/Phidgets/1051_2_Mechanical.pdf" office:target-frame-name="_blank" xlink:show="new"><text:span text:style-name="Internet_20_link">Ici</text:span></text:a></text:p>
          </table:table-cell>
          <table:table-cell table:style-name="Tableau1.A1" office:value-type="string">
            <text:p text:style-name="P4"/>
          </table:table-cell>
        </table:table-row>
        <table:table-row table:style-name="Tableau1.1">
          <table:table-cell table:style-name="Tableau1.A1" office:value-type="string">
            <text:p text:style-name="P3">4 </text:p>
          </table:table-cell>
          <table:table-cell table:style-name="Tableau1.A1" office:value-type="string">
            <text:p text:style-name="Standard">Accessibilité du bornier de connexion du thermocouple </text:p>
          </table:table-cell>
          <table:table-cell table:style-name="Tableau1.A1" office:value-type="string">
            <text:p text:style-name="P1"><text:a xlink:type="simple" xlink:href="http://www.phidgets.com/documentation/Phidgets/1051_2_Mechanical.pdf" office:target-frame-name="_blank" xlink:show="new"><text:span text:style-name="Internet_20_link">Ici</text:span></text:a></text:p>
          </table:table-cell>
          <table:table-cell table:style-name="Tableau1.A1" office:value-type="string">
            <text:p text:style-name="P4"/>
          </table:table-cell>
        </table:table-row>
        <table:table-row table:style-name="Tableau1.1">
          <table:table-cell table:style-name="Tableau1.A1" office:value-type="string">
            <text:p text:style-name="P3">5 </text:p>
          </table:table-cell>
          <table:table-cell table:style-name="Tableau1.A1" office:value-type="string">
            <text:p text:style-name="Standard">Visibilité de l’embase USB pour faciliter la connexion du câble </text:p>
          </table:table-cell>
          <table:table-cell table:style-name="Tableau1.A1" office:value-type="string">
            <text:p text:style-name="P1"><text:a xlink:type="simple" xlink:href="http://www.phidgets.com/documentation/Phidgets/1051_2_Mechanical.pdf" office:target-frame-name="_blank" xlink:show="new"><text:span text:style-name="Internet_20_link">Ici</text:span></text:a></text:p>
          </table:table-cell>
          <table:table-cell table:style-name="Tableau1.A1" office:value-type="string">
            <text:p text:style-name="P4"/>
          </table:table-cell>
        </table:table-row>
        <table:table-row table:style-name="Tableau1.1">
          <table:table-cell table:style-name="Tableau1.A1" office:value-type="string">
            <text:p text:style-name="P3">6 </text:p>
          </table:table-cell>
          <table:table-cell table:style-name="Tableau1.A1" office:value-type="string">
            <text:p text:style-name="Standard">Reconduire la fonctionnalité de manutention de la poignée </text:p>
          </table:table-cell>
          <table:table-cell table:style-name="Tableau1.A1" office:value-type="string">
            <text:p text:style-name="P4"/>
          </table:table-cell>
          <table:table-cell table:style-name="Tableau1.A1" office:value-type="string">
            <text:p text:style-name="P4"/>
          </table:table-cell>
        </table:table-row>
        <table:table-row table:style-name="Tableau1.1">
          <table:table-cell table:style-name="Tableau1.A1" office:value-type="string">
            <text:p text:style-name="P3">7 </text:p>
          </table:table-cell>
          <table:table-cell table:style-name="Tableau1.A1" office:value-type="string">
            <text:p text:style-name="Standard">Incrustation du logo </text:p>
          </table:table-cell>
          <table:table-cell table:style-name="Tableau1.A1" office:value-type="string">
            <text:p text:style-name="P4"/>
          </table:table-cell>
          <table:table-cell table:style-name="Tableau1.A1" office:value-type="string">
            <text:p text:style-name="P4"/>
          </table:table-cell>
        </table:table-row>
        <table:table-row table:style-name="Tableau1.1">
          <table:table-cell table:style-name="Tableau1.A1" office:value-type="string">
            <text:p text:style-name="P3">8 </text:p>
          </table:table-cell>
          <table:table-cell table:style-name="Tableau1.A1" office:value-type="string">
            <text:p text:style-name="Standard">Incrustation du sigle USB </text:p>
          </table:table-cell>
          <table:table-cell table:style-name="Tableau1.A1" office:value-type="string">
            <text:p text:style-name="P4"/>
          </table:table-cell>
          <table:table-cell table:style-name="Tableau1.A1" office:value-type="string">
            <text:p text:style-name="P4"/>
          </table:table-cell>
        </table:table-row>
        <table:table-row table:style-name="Tableau1.1">
          <table:table-cell table:style-name="Tableau1.A1" office:value-type="string">
            <text:p text:style-name="P3">9 </text:p>
          </table:table-cell>
          <table:table-cell table:style-name="Tableau1.A1" office:value-type="string">
            <text:p text:style-name="Standard">Peinture (couleur du logo : vert, orange, gris) / Vernis </text:p>
          </table:table-cell>
          <table:table-cell table:style-name="Tableau1.A1" office:value-type="string">
            <text:p text:style-name="P4"/>
          </table:table-cell>
          <table:table-cell table:style-name="Tableau1.A1" office:value-type="string">
            <text:p text:style-name="P4"/>
          </table:table-cell>
        </table:table-row>
        <table:table-row table:style-name="Tableau1.1">
          <table:table-cell table:style-name="Tableau1.A1" office:value-type="string">
            <text:p text:style-name="P3">10 </text:p>
          </table:table-cell>
          <table:table-cell table:style-name="Tableau1.A1" office:value-type="string">
            <text:p text:style-name="Standard">Tenue en température </text:p>
          </table:table-cell>
          <table:table-cell table:style-name="Tableau1.A1" office:value-type="string">
            <text:p text:style-name="Standard">Eviter le contact entre le PLA et le couvercle </text:p>
          </table:table-cell>
          <table:table-cell table:style-name="Tableau1.A1" office:value-type="string">
            <text:p text:style-name="P4"/>
          </table:table-cell>
        </table:table-row>
        <table:table-row table:style-name="Tableau1.1">
          <table:table-cell table:style-name="Tableau1.A1" office:value-type="string">
            <text:p text:style-name="P3">11 </text:p>
          </table:table-cell>
          <table:table-cell table:style-name="Tableau1.A1" office:value-type="string">
            <text:p text:style-name="Standard">Assurer la fonction complémentaire de milieu de table </text:p>
          </table:table-cell>
          <table:table-cell table:style-name="Tableau1.A1" office:value-type="string">
            <text:p text:style-name="P4"/>
          </table:table-cell>
          <table:table-cell table:style-name="Tableau1.A1" office:value-type="string">
            <text:p text:style-name="P4"/>
          </table:table-cell>
        </table:table-row>
        <table:table-row table:style-name="Tableau1.1">
          <table:table-cell table:style-name="Tableau1.A1" office:value-type="string">
            <text:p text:style-name="P3">12 </text:p>
          </table:table-cell>
          <table:table-cell table:style-name="Tableau1.A1" office:value-type="string">
            <text:p text:style-name="Standard">Etanchéité au ruissellement </text:p>
          </table:table-cell>
          <table:table-cell table:style-name="Tableau1.A1" office:value-type="string">
            <text:p text:style-name="Standard">Vernis ? </text:p>
          </table:table-cell>
          <table:table-cell table:style-name="Tableau1.A1" office:value-type="string">
            <text:p text:style-name="P4"/>
          </table:table-cell>
        </table:table-row>
        <table:table-row table:style-name="Tableau1.1">
          <table:table-cell table:style-name="Tableau1.A1" office:value-type="string">
            <text:p text:style-name="P3">13 </text:p>
          </table:table-cell>
          <table:table-cell table:style-name="Tableau1.A1" office:value-type="string">
            <text:p text:style-name="Standard">Assemblage facile </text:p>
          </table:table-cell>
          <table:table-cell table:style-name="Tableau1.A1" office:value-type="string">
            <text:p text:style-name="Standard">Pas d'outillage spécifique </text:p>
          </table:table-cell>
          <table:table-cell table:style-name="Tableau1.A1" office:value-type="string">
            <text:p text:style-name="P4"/>
          </table:table-cell>
        </table:table-row>
      </table:table>
      <text:p text:style-name="Normal_20__28_Web_29_">La fonction de milieu de table est illustrée par la photo ci-dessous : </text:p>
      <text:p text:style-name="Standard"><text:a xlink:type="simple" xlink:href="http://fablabo.net/mediawiki/index.php?title=Spécial:Téléverser&amp;wpDestFile=Milieu_table.jpg"><text:span text:style-name="Internet_20_link">Fichier:Milieu table.jpg</text:span></text:a></text:p>
      <text:p text:style-name="Standard"/>
      <text:p text:style-name="Standard">Evaluation – Axes d’amélioration</text:p>
      <text:p text:style-name="Standard"/>
      <text:p text:style-name="P16">L’apéro-projet du mardi 17 février 2015 organisé par Julien et Maëlle a été l’occasion de la présentation de la e-poignée suivie de l’analyse du tableau des contraintes, de l’appréciation des résultats et de la suggestion des axes d’amélioration. En regard de chaque contrainte, les participants, Laurent en particulier, donnent leur avis :</text:p>
      <text:p text:style-name="Standard">0 Montage/démontage sur le couvercle : un participant expérimente l’opération, le résultat est satisfaisant. Hors réunion, une amélioration est envisagée. Elle consiste en l’adjonction d’une pièce qui permet de guider la tige filetée du couvercle dans l’axe de l’entretoise.</text:p>
      <text:p text:style-name="P10">La contrainte est <text:span text:style-name="T4">maintenue.</text:span></text:p>
      <text:p text:style-name="Standard">1 Fixation M5 sur le couvercle : <text:span text:style-name="T2">d'un couvercle à l'autre, le pas de vis, dans le cas présent M5, <text:s/>peut être différent, M4 par exemple. Ou bien, selon un standard anglais, en pouces plutôt qu'en millimètres. Dans ces cas, il convient d'adapter l'entretoise et si sa hauteur est différente d'ajuster la hauteur de la jupe [8].</text:span></text:p>
      <text:p text:style-name="P10"><text:soft-page-break/><text:span text:style-name="T7">L</text:span>a contrainte est levée <text:span text:style-name="T7">(</text:span>filetage M5 <text:span text:style-name="T7">uniquement)</text:span>.</text:p>
      <text:p text:style-name="P5">2 Application du thermocouple sur le couvercle : le thermocouple est introduit à l'aide d'un trou de 1 mm de diamètre percé au préalable sur l'un des pans de l'entretoise hexagonale. <text:span text:style-name="T3">Une goutte de super glue permet de coller l'ensemble. En outre, une gaine thermorétractable enveloppe le thermocouple et son câble autour de l'entretoise.</text:span></text:p>
      <text:p text:style-name="P6">La contrainte est levée.</text:p>
      <text:p text:style-name="P6">3 Fixation du circuit imprimé : fixation correcte.</text:p>
      <text:p text:style-name="P6">La contrainte est levée.</text:p>
      <text:p text:style-name="P6">4 <text:s/>Accessibilité du bornier de connexion du thermocouple : l'accessibilité est correcte, le<text:span text:style-name="T4">s 2 fils du </text:span>thermocouple <text:span text:style-name="T4">son</text:span>t connecté<text:span text:style-name="T4">s</text:span> au bornier <text:span text:style-name="T4">par serrage des vis à l'aide d'un tournevis d'horloger.</text:span></text:p>
      <text:p text:style-name="P7">La contrainte est levée.</text:p>
      <text:p text:style-name="P11">5 Visibilité de l’embase USB pour faciliter la connexion du câble : des fenêtres ont été aménagées sur le top et le logo. La visibilité est correcte.</text:p>
      <text:p text:style-name="P7">La contrainte est levée.</text:p>
      <text:p text:style-name="P11">6 Reconduire la fonctionnalité de manutention de la poignée : cette fonctionnalité est correcte.</text:p>
      <text:p text:style-name="P7">La contrainte est levée.</text:p>
      <text:p text:style-name="P11">7 Incrustation du logo : non réalisée.</text:p>
      <text:p text:style-name="P7">La contrainte est <text:span text:style-name="T4">maintenue.</text:span></text:p>
      <text:p text:style-name="P11">8 Incrustation du sigle USB : non réalisée.</text:p>
      <text:p text:style-name="P7">La contrainte est <text:span text:style-name="T4">maintenue.</text:span></text:p>
      <text:p text:style-name="P11">9 Peinture (couleur du logo : vert, orange, gris) / Vernis : non réalisée.</text:p>
      <text:p text:style-name="P11">Un essai de peinture est réalisé sur l'une des pièces qui n'existe plus dans le prototype actuel.</text:p>
      <text:p text:style-name="P11">Une peinture d'apprêt ainsi qu'environ 10 couches successives n'ont pas suffit à couvrir correctement la pièce. <text:span text:style-name="T5">La pièce a été coupée en 2 morceaux. La photo ci-dessous montre l'une des 2 moitiés. Le PLA a absorbé comme une éponge la peinture !</text:span></text:p>
      <text:p text:style-name="P12">L'usage au quotidien de la e-poignée a mis en évidence la nécessité de la protéger pour s'assurer d'une bonne hygiène alimentaire.</text:p>
      <text:p text:style-name="P12">Amélioration : modification des paramètres dans Sl<text:span text:style-name="T7">ic</text:span>3<text:span text:style-name="T7">r</text:span>, en vue d'obtenir une couche externe plus épaisse et plus dense. La protection de la pièce par un vernis s'avère une solution envisageable.</text:p>
      <text:p text:style-name="P7">La contrainte est <text:span text:style-name="T4">maintenue.</text:span></text:p>
      <text:p text:style-name="P12">10 Tenue en température : l'isolateur en bakélite constitue une isolation thermique satisfaisante.</text:p>
      <text:p text:style-name="P8">La contrainte est levée.</text:p>
      <text:p text:style-name="P12">11 Assurer la fonction complémentaire de milieu de table : <text:span text:style-name="T6">le sujet n'a pas été traité car la photo n'était pas accessible sur le wiki.</text:span></text:p>
      <text:p text:style-name="P14">Cette fonction nécessite une excellente stabilité du couvercle quand celui-ci est retourné. Actuellement, dans cette configuration, la stabilité n'est pas bonne car l'ensemble repose sur le logo.</text:p>
      <text:p text:style-name="P9">La contrainte est <text:span text:style-name="T4">maintenue.</text:span></text:p>
      <text:p text:style-name="P12">12 Étanchéité au ruissellement : <text:span text:style-name="T6">Cette contrainte est exclusive aux composants électroniques. Après cuisson, le nettoyage à l'eau du couvercle est nécessaire, démonter à chaque fois la e-poignée est fastidieux, le mode de cuisson en basse température utilisé ne projette pas de matière grasse. Toutefois, une condensation est présente. Avec beaucoup d'attention, un simple rinçage de l'intérieur du couvercle est suffisant.</text:span></text:p>
      <text:p text:style-name="P15">Amélioration : imprégnation ou vernis des composants électroniques.</text:p>
      <text:p text:style-name="P13">13 Assemblage facile : <text:span text:style-name="T7">les 4 vis de fixation de l'isolateur sont difficiles d'accès et nécessite un tournevis spécifique.</text:span></text:p>
      <text:p text:style-name="P15">Amélioration : revoir la fixation de l'isolateur.</text:p>
      <text:p text:style-name="P10"><text:soft-page-break/>La contrainte est <text:span text:style-name="T4">maintenue.</text:span></text:p>
      <text:p text:style-name="P15"/>
      <text:p text:style-name="P12"/>
      <text:p text:style-name="P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Text_20_body" style:default-outline-level="2" style:class="text">
      <style:paragraph-properties fo:margin-top="0.494cm" fo:margin-bottom="0.494cm" style:contextual-spacing="false"/>
      <style:text-properties fo:font-size="18pt" fo:font-weight="bold" style:font-size-asian="18pt" style:font-weight-asian="bold" style:font-size-complex="18pt" style:font-weight-complex="bold"/>
    </style:style>
    <style:style style:name="Normal_20__28_Web_29_" style:display-name="Normal (Web)" style:family="paragraph" style:parent-style-name="Standard">
      <style:paragraph-properties fo:margin-top="0.494cm" fo:margin-bottom="0.494cm" style: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mw-headline"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traintes</dc:title>
    <meta:initial-creator>Utilisateur</meta:initial-creator>
    <meta:creation-date>2015-02-18T12:00:00</meta:creation-date>
    <dc:date>2015-02-18T15:38:16.394728710</dc:date>
    <meta:print-date>2015-02-18T12:01:00</meta:print-date>
    <meta:editing-cycles>1</meta:editing-cycles>
    <meta:editing-duration>PT34M</meta:editing-duration>
    <meta:document-statistic meta:table-count="1" meta:image-count="0" meta:object-count="0" meta:page-count="3" meta:paragraph-count="81" meta:word-count="801" meta:character-count="5114" meta:non-whitespace-character-count="4351"/>
    <meta:generator>LibreOffice/4.2.7.2$Linux_X86_64 LibreOffice_project/420m0$Build-2</meta:generator>
  </office:meta>
</office:document-meta>
</file>